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FinishTag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Finish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FinishTag.setWizard( String wiz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FinishTag.doStart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izardFinish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